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DMG</text:p>
          </table:table-cell>
          <table:table-cell office:value-type="string">
            <text:p>AS</text:p>
          </table:table-cell>
          <table:table-cell office:value-type="string">
            <text:p>AR</text:p>
          </table:table-cell>
          <table:table-cell office:value-type="string">
            <text:p>H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/>
          <table:table-cell office:value-type="float" office:value="51">
            <text:p>51</text:p>
          </table:table-cell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 office:value-type="float" office:value="700">
            <text:p>700</text:p>
          </table:table-cell>
          <table:table-cell table:formula="of:=[.D15]/[.E15]*(1+0.02 * [.F15]) * [.G15]" office:value-type="float" office:value="35700">
            <text:p>357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000">
            <text:p>15000</text:p>
          </table:table-cell>
          <table:table-cell/>
          <table:table-cell office:value-type="float" office:value="43">
            <text:p>43</text:p>
          </table:table-cell>
          <table:table-cell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table:formula="of:=[.D16]/[.E16]*(1+0.02 * [.F16]) * [.G16]" office:value-type="float" office:value="36120">
            <text:p>361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00">
            <text:p>24000</text:p>
          </table:table-cell>
          <table:table-cell/>
          <table:table-cell office:value-type="float" office:value="25">
            <text:p>25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table:formula="of:=[.D17]/[.E17]*(1+0.02 * [.F17]) * [.G17]" office:value-type="float" office:value="15000">
            <text:p>1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000">
            <text:p>36000</text:p>
          </table:table-cell>
          <table:table-cell/>
          <table:table-cell office:value-type="float" office:value="20">
            <text:p>20</text:p>
          </table:table-cell>
          <table:table-cell office:value-type="float" office:value="1.55">
            <text:p>1.55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formula="of:=[.D18]/[.E18]*(1+0.02 * [.F18]) * [.G18]" office:value-type="float" office:value="5032.25806451613">
            <text:p>5032.2580645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000">
            <text:p>80000</text:p>
          </table:table-cell>
          <table:table-cell/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D19]/[.E19]*(1+0.02 * [.F19]) * [.G19]" office:value-type="float" office:value="5094.73684210526">
            <text:p>5094.7368421053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1.9">
            <text:p>1.9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table:formula="of:=[.D20]/[.E20]*(1+0.02 * [.F20]) * [.G20]" office:value-type="float" office:value="36315.7894736842">
            <text:p>36315.7894736842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table:formula="of:=[.D21]/[.E21]*(1+0.02 * [.F21]) * [.G21]" office:value-type="float" office:value="9100">
            <text:p>910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1.4">
            <text:p>1.4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[.D22]/[.E22]*(1+0.02 * [.F22]) * [.G22]" office:value-type="float" office:value="5100">
            <text:p>5100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1.35">
            <text:p>1.35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table:formula="of:=[.D23]/[.E23]*(1+0.02 * [.F23]) * [.G23]" office:value-type="float" office:value="24000">
            <text:p>24000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D24]/[.E24]*(1+0.02 * [.F24]) * [.G24]" office:value-type="float" office:value="24000">
            <text:p>24000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1.5">
            <text:p>1.5</text:p>
          </table:table-cell>
          <table:table-cell office:value-type="float" office:value="25">
            <text:p>25</text:p>
          </table:table-cell>
          <table:table-cell office:value-type="float" office:value="700">
            <text:p>700</text:p>
          </table:table-cell>
          <table:table-cell table:formula="of:=[.D25]/[.E25]*(1+0.02 * [.F25]) * [.G25]" office:value-type="float" office:value="36400">
            <text:p>3640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table:formula="of:=[.D26]/[.E26]*(1+0.02 * [.F26]) * [.G26]" office:value-type="float" office:value="3000">
            <text:p>300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D27]/[.E27]*(1+0.02 * [.F27]) * [.G27]" office:value-type="float" office:value="3031.57894736842">
            <text:p>3031.578947368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5/21/2018</text:date>, <text:time>23:3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Marin</meta:initial-creator>
    <meta:creation-date>2018-05-21T22:44:54.82</meta:creation-date>
    <dc:date>2018-05-21T23:30:36.97</dc:date>
    <dc:creator>Joachim Marin</dc:creator>
    <meta:editing-duration>PT30M31S</meta:editing-duration>
    <meta:editing-cycles>3</meta:editing-cycles>
    <meta:generator>OpenOffice/4.1.3$Win32 OpenOffice.org_project/413m1$Build-9783</meta:generator>
    <meta:document-statistic meta:table-count="3" meta:cell-count="83" meta:object-count="0"/>
  </office:meta>
</office:document-meta>
</file>